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uthentif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 </text:p>
          </table:table-cell>
          <table:table-cell table:style-name="Default" office:value-type="string" calcext:value-type="string">
            <text:p>avancement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architecture(template)</text:p>
          </table:table-cell>
          <table:table-cell office:value-type="string" calcext:value-type="string">
            <text:p>rangeme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]/([.D2]+[.E2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creation table (region,ville,dont...)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]/([.D3]+[.E3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page d insertion besoin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4]/([.D4]+[.E4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nction insertion besoin(model,controller)</text:p>
          </table:table-cell>
          <table:table-cell office:value-type="string" calcext:value-type="string">
            <text:p>backen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5]/([.D5]+[.E5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]/([.D6]+[.E6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page d insertion don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]/([.D7]+[.E7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nction insertion don(model,controller)</text:p>
          </table:table-cell>
          <table:table-cell office:value-type="string" calcext:value-type="string">
            <text:p>dacken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8]/([.D8]+[.E8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]/([.D9]+[.E9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]/([.D10]+[.E10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nction liste des villes(model ,comtroller)</text:p>
          </table:table-cell>
          <table:table-cell office:value-type="string" calcext:value-type="string">
            <text:p>back end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]/([.D11]+[.E11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2]/([.D12]+[.E12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disigne des pages</text:p>
          </table:table-cell>
          <table:table-cell office:value-type="string" calcext:value-type="string">
            <text:p>front end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13]/([.D13]+[.E13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dispache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4]/([.D14]+[.E14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rmulaire d achat</text:p>
          </table:table-cell>
          <table:table-cell office:value-type="string" calcext:value-type="string">
            <text:p>affichag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5]/([.D15]+[.E15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onction calcul achat</text:p>
          </table:table-cell>
          <table:table-cell office:value-type="string" calcext:value-type="string">
            <text:p>backen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]/([.D16]+[.E16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itltre par ville avec besoin</text:p>
          </table:table-cell>
          <table:table-cell office:value-type="string" calcext:value-type="string">
            <text:p>affichage+back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7]/([.D17]+[.E17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onction liste des dons par ville</text:p>
          </table:table-cell>
          <table:table-cell office:value-type="string" calcext:value-type="string">
            <text:p>backend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8]/([.D18]+[.E18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liste des dons par ville</text:p>
          </table:table-cell>
          <table:table-cell office:value-type="string" calcext:value-type="string">
            <text:p>affichag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9]/([.D19]+[.E19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nction besoin et besoins restant</text:p>
          </table:table-cell>
          <table:table-cell office:value-type="string" calcext:value-type="string">
            <text:p>back end 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20]/([.D20]+[.E20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liste des besoins et besoins restants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21]/([.D21]+[.E21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simulation repartition de dons</text:p>
          </table:table-cell>
          <table:table-cell office:value-type="string" calcext:value-type="string">
            <text:p>affichage+back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22]/([.D22]+[.E22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rafraichissement des montants(Ajax)</text:p>
          </table:table-cell>
          <table:table-cell office:value-type="string" calcext:value-type="string">
            <text:p>affichage+back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3]/([.D23]+[.E23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front e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4]/([.D24]+[.E24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Page Dispach par date de demande</text:p>
          </table:table-cell>
          <table:table-cell office:value-type="string" calcext:value-type="string">
            <text:p>affichage+j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5]/([.D25]+[.E25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Page Dispach par min de demande</text:p>
          </table:table-cell>
          <table:table-cell office:value-type="string" calcext:value-type="string">
            <text:p>affichage+j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6]/([.D26]+[.E26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Page Dispach par propostionnalite</text:p>
          </table:table-cell>
          <table:table-cell office:value-type="string" calcext:value-type="string">
            <text:p>affichage+j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7]/([.D27]+[.E27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modification table besoin(ajout colonne date demande)</text:p>
          </table:table-cell>
          <table:table-cell office:value-type="string" calcext:value-type="string">
            <text:p>ba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8]/([.D28]+[.E28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boutton lien (par date,min,proportionnel) dans le navbar</text:p>
          </table:table-cell>
          <table:table-cell office:value-type="string" calcext:value-type="string">
            <text:p>afficha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9]/([.D29]+[.E29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methode pour les dispache</text:p>
          </table:table-cell>
          <table:table-cell office:value-type="string" calcext:value-type="string">
            <text:p>backend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30]/([.D30]+[.E30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routage acces au donne</text:p>
          </table:table-cell>
          <table:table-cell office:value-type="string" calcext:value-type="string">
            <text:p>directio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31]/([.D31]+[.E31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affichag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2]/([.D32]+[.E32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Ajout boutton reinitialisation</text:p>
          </table:table-cell>
          <table:table-cell office:value-type="string" calcext:value-type="string">
            <text:p>afficha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33]/([.D33]+[.E33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nction reinitialiser donnee</text:p>
          </table:table-cell>
          <table:table-cell office:value-type="string" calcext:value-type="string">
            <text:p>Backend+js(Ajax)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34]/([.D34]+[.E34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t" fo:country="M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56:17.867066169</meta:creation-date>
    <dc:date>2026-02-17T10:25:30.790517987</dc:date>
    <meta:editing-duration>PT5H10M20S</meta:editing-duration>
    <meta:editing-cycles>14</meta:editing-cycles>
    <meta:generator>LibreOffice/7.3.7.2$Linux_X86_64 LibreOffice_project/30$Build-2</meta:generator>
    <meta:document-statistic meta:table-count="1" meta:cell-count="238" meta:object-count="0"/>
  </office:meta>
</office:document-meta>
</file>